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Arial2" svg:font-family="Arial" style:font-adornments="Negrito" style:font-family-generic="swiss"/>
    <style:font-face style:name="Arial1" svg:font-family="Arial" style:font-adornments="Norm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fo:color="#b3b3b3" style:font-name="Arial" fo:font-size="7pt" style:font-size-asian="7pt" style:font-size-complex="7pt"/>
    </style:style>
    <style:style style:name="P2" style:family="paragraph" style:parent-style-name="Standard">
      <style:paragraph-properties fo:margin-left="0.199cm" fo:margin-right="0.199cm" fo:text-indent="0cm" style:auto-text-indent="false"/>
    </style:style>
    <style:style style:name="P3" style:family="paragraph">
      <style:paragraph-properties fo:text-align="center"/>
    </style:style>
    <style:style style:name="P4" style:family="paragraph">
      <style:text-properties style:font-name="Arial" fo:font-size="6pt" fo:font-weight="normal" style:font-size-asian="6pt" style:font-weight-asian="normal" style:font-size-complex="6pt" style:font-weight-complex="normal"/>
    </style:style>
    <style:style style:name="P5" style:family="paragraph">
      <style:paragraph-properties fo:text-align="end"/>
    </style:style>
    <style:style style:name="P6" style:family="paragraph">
      <style:paragraph-properties fo:text-align="end"/>
      <style:text-properties style:font-name="Arial" fo:font-size="8pt" fo:font-weight="bold" style:font-size-asian="8pt" style:font-weight-asian="bold" style:font-size-complex="8pt" style:font-weight-complex="bold"/>
    </style:style>
    <style:style style:name="P7" style:family="paragraph">
      <style:paragraph-properties fo:text-align="start"/>
      <style:text-properties style:text-line-through-style="none" style:font-name="Arial1" fo:font-style="normal" style:text-underline-style="none"/>
    </style:style>
    <style:style style:name="P8" style:family="paragraph">
      <style:paragraph-properties fo:text-align="start"/>
      <style:text-properties style:text-line-through-style="none" fo:font-style="normal" style:text-underline-style="none"/>
    </style:style>
    <style:style style:name="P9" style:family="paragraph">
      <style:paragraph-properties fo:text-align="center"/>
      <style:text-properties style:text-line-through-style="none" style:font-name="Arial2" fo:font-size="10pt" fo:font-style="normal" style:text-underline-style="none" fo:font-weight="bold"/>
    </style:style>
    <style:style style:name="P10" style:family="paragraph">
      <style:text-properties style:font-name="Arial" fo:font-size="6pt" style:font-size-asian="6pt" style:font-size-complex="6pt"/>
    </style:style>
    <style:style style:name="P11" style:family="paragraph">
      <style:paragraph-properties fo:text-align="center"/>
      <style:text-properties style:text-line-through-style="none" style:font-name="Arial2" fo:font-size="18pt" fo:font-style="normal" style:text-underline-style="none" fo:font-weight="bold"/>
    </style:style>
    <style:style style:name="P12" style:family="paragraph">
      <style:paragraph-properties fo:text-align="center"/>
      <style:text-properties style:text-line-through-style="none" style:font-name="Arial2" fo:font-size="12pt" fo:font-style="normal" style:text-underline-style="none" fo:font-weight="bold"/>
    </style:style>
    <style:style style:name="P13" style:family="paragraph">
      <style:paragraph-properties fo:text-align="start"/>
      <style:text-properties style:text-line-through-style="none" style:font-name="Arial1" fo:font-size="8pt" fo:font-style="normal" style:text-underline-style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Arial" fo:font-size="6pt" fo:font-weight="normal" style:font-size-asian="6pt" style:font-weight-asian="normal" style:font-size-complex="6pt" style:font-weight-complex="normal"/>
    </style:style>
    <style:style style:name="T3" style:family="text">
      <style:text-properties style:font-name="Arial" fo:font-size="8pt" fo:font-weight="bold" style:font-size-asian="8pt" style:font-weight-asian="bold" style:font-size-complex="8pt" style:font-weight-complex="bold"/>
    </style:style>
    <style:style style:name="T4" style:family="text">
      <style:text-properties style:font-name="Arial" fo:font-size="6pt" style:font-size-asian="6pt" style:font-size-complex="6pt"/>
    </style:style>
    <style:style style:name="gr1" style:family="graphic">
      <style:graphic-properties style:run-through="back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041cm" draw:marker-start-width="0.409cm" draw:marker-end-width="0.409cm" draw:fill="solid" draw:fill-color="#ffffff" draw:textarea-horizontal-align="center" draw:textarea-vertical-align="middle" fo:padding-top="0.019cm" fo:padding-bottom="0.019cm" fo:padding-left="0.019cm" fo:padding-right="0.019cm" style:run-through="foreground"/>
    </style:style>
    <style:style style:name="gr3" style:family="graphic">
      <style:graphic-properties svg:stroke-width="0.041cm" draw:marker-start-width="0.409cm" draw:marker-end-width="0.409cm" draw:fill-color="#ffffff" draw:textarea-horizontal-align="left" draw:textarea-vertical-align="top" draw:auto-grow-height="false" fo:padding-top="0.03cm" fo:padding-bottom="0.019cm" fo:padding-left="0.12cm" fo:padding-right="0.019cm" style:run-through="foreground"/>
    </style:style>
    <style:style style:name="gr4" style:family="graphic">
      <style:graphic-properties draw:stroke="none" svg:stroke-color="#000000" draw:fill="none" draw:fill-color="#ffffff" fo:min-height="0.385cm" style:run-through="foreground"/>
    </style:style>
    <style:style style:name="gr5" style:family="graphic">
      <style:graphic-properties fo:border="none #000000"/>
    </style:style>
    <style:style style:name="gr6" style:family="graphic">
      <style:graphic-properties draw:stroke="dash" draw:stroke-dash="Ultrafine_20_Dashed" draw:textarea-horizontal-align="center" draw:textarea-vertical-align="middle" style:run-through="foreground"/>
    </style:style>
    <style:style style:name="gr7" style:family="graphic">
      <style:graphic-properties draw:stroke="none" svg:stroke-color="#000000" draw:fill="none" draw:fill-color="#ffffff" fo:min-height="0.247cm" style:run-through="foreground"/>
    </style:style>
    <style:style style:name="gr8" style:family="graphic">
      <style:graphic-properties draw:stroke="none" svg:stroke-color="#000000" draw:fill="none" draw:fill-color="#ffffff" fo:min-height="0.31cm" style:run-through="foreground"/>
    </style:style>
    <style:style style:name="gr9" style:family="graphic">
      <style:graphic-properties draw:stroke="none" svg:stroke-color="#000000" draw:fill="none" draw:fill-color="#ffffff" fo:min-height="0.332cm" style:run-through="foreground"/>
    </style:style>
  </office:automatic-styles>
  <office:body>
    <office:text>
      <office:forms form:automatic-focus="true" form:apply-design-mode="true">
        <form:form form:name="Boleto" form:apply-filter="true" form:command-type="table" form:control-implementation="ooo:com.sun.star.form.component.Form" office:target-frame="" xlink:href="">
          <form:text form:name="txtRsCedente" form:control-implementation="ooo:com.sun.star.form.component.TextField" form:id="control1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AgenciaCodigoCedente" form:control-implementation="ooo:com.sun.star.form.component.TextField" form:id="control2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Especie" form:control-implementation="ooo:com.sun.star.form.component.TextField" form:id="control3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LogoBanco" form:control-implementation="ooo:com.sun.star.form.component.TextField" form:id="control4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Quantidade" form:control-implementation="ooo:com.sun.star.form.component.TextField" form:id="control5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NossoNumero" form:control-implementation="ooo:com.sun.star.form.component.TextField" form:id="control6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NumeroDocumento" form:control-implementation="ooo:com.sun.star.form.component.TextField" form:id="control7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CpfCnpj" form:control-implementation="ooo:com.sun.star.form.component.TextField" form:id="control8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DataVencimento" form:control-implementation="ooo:com.sun.star.form.component.TextField" form:id="control9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ValorDocumento" form:control-implementation="ooo:com.sun.star.form.component.TextField" form:id="control10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DescontoAbatimento" form:control-implementation="ooo:com.sun.star.form.component.TextField" form:id="control11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OutraDeducao" form:control-implementation="ooo:com.sun.star.form.component.TextField" form:id="control12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MoraMulta" form:control-implementation="ooo:com.sun.star.form.component.TextField" form:id="control13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OutroAcrescimo" form:control-implementation="ooo:com.sun.star.form.component.TextField" form:id="control14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RsValorCobrado" form:control-implementation="ooo:com.sun.star.form.component.TextField" form:id="control15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InstrucaoAoSacado" form:control-implementation="ooo:com.sun.star.form.component.TextField" form:id="control16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CodBanco" form:control-implementation="ooo:com.sun.star.form.component.TextField" form:id="control17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LinhaDigitavel" form:control-implementation="ooo:com.sun.star.form.component.TextField" form:id="control18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LogoBanco" form:control-implementation="ooo:com.sun.star.form.component.TextField" form:id="control19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CodBanco" form:control-implementation="ooo:com.sun.star.form.component.TextField" form:id="control20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LinhaDigitavel" form:control-implementation="ooo:com.sun.star.form.component.TextField" form:id="control21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LocalPagamento" form:control-implementation="ooo:com.sun.star.form.component.TextField" form:id="control22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Cedente" form:control-implementation="ooo:com.sun.star.form.component.TextField" form:id="control23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DataVencimento" form:control-implementation="ooo:com.sun.star.form.component.TextField" form:id="control24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AgenciaCodigoCedente" form:control-implementation="ooo:com.sun.star.form.component.TextField" form:id="control25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ValorDocumento" form:control-implementation="ooo:com.sun.star.form.component.TextField" form:id="control26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NossoNumero" form:control-implementation="ooo:com.sun.star.form.component.TextField" form:id="control27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DescontoAbatimento" form:control-implementation="ooo:com.sun.star.form.component.TextField" form:id="control28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OutraDeducao" form:control-implementation="ooo:com.sun.star.form.component.TextField" form:id="control29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MoraMulta" form:control-implementation="ooo:com.sun.star.form.component.TextField" form:id="control30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OutroAcrescimo" form:control-implementation="ooo:com.sun.star.form.component.TextField" form:id="control31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DataDocumento" form:control-implementation="ooo:com.sun.star.form.component.TextField" form:id="control32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NumeroDocumento" form:control-implementation="ooo:com.sun.star.form.component.TextField" form:id="control33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EspecieDocumento" form:control-implementation="ooo:com.sun.star.form.component.TextField" form:id="control34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Aceite" form:control-implementation="ooo:com.sun.star.form.component.TextField" form:id="control35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DataProcessamento" form:control-implementation="ooo:com.sun.star.form.component.TextField" form:id="control36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UsoBanco" form:control-implementation="ooo:com.sun.star.form.component.TextField" form:id="control37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Carteira" form:control-implementation="ooo:com.sun.star.form.component.TextField" form:id="control38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Especie" form:control-implementation="ooo:com.sun.star.form.component.TextField" form:id="control39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Quantidade" form:control-implementation="ooo:com.sun.star.form.component.TextField" form:id="control40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Valor" form:control-implementation="ooo:com.sun.star.form.component.TextField" form:id="control41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ValorCobrado" form:control-implementation="ooo:com.sun.star.form.component.TextField" form:id="control42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area form:name="txtFcSacadoL1" form:control-implementation="ooo:com.sun.star.form.component.TextField" form:id="control43" form:readonly="true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 form:name="txtFcCodigoBarra" form:control-implementation="ooo:com.sun.star.form.component.TextField" form:id="control44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Sacado" form:control-implementation="ooo:com.sun.star.form.component.TextField" form:id="control45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InstrucaoAoCaixa1" form:control-implementation="ooo:com.sun.star.form.component.TextField" form:id="control46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InstrucaoAoCaixa2" form:control-implementation="ooo:com.sun.star.form.component.TextField" form:id="control47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InstrucaoAoCaixa3" form:control-implementation="ooo:com.sun.star.form.component.TextField" form:id="control48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InstrucaoAoCaixa4" form:control-implementation="ooo:com.sun.star.form.component.TextField" form:id="control49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InstrucaoAoCaixa5" form:control-implementation="ooo:com.sun.star.form.component.TextField" form:id="control50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InstrucaoAoCaixa6" form:control-implementation="ooo:com.sun.star.form.component.TextField" form:id="control51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InstrucaoAoCaixa7" form:control-implementation="ooo:com.sun.star.form.component.TextField" form:id="control52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InstrucaoAoCaixa8" form:control-implementation="ooo:com.sun.star.form.component.TextField" form:id="control53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area form:name="txtFcSacadoL2" form:control-implementation="ooo:com.sun.star.form.component.TextField" form:id="control54" form:readonly="true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area form:name="txtFcSacadoL3" form:control-implementation="ooo:com.sun.star.form.component.TextField" form:id="control55" form:readonly="true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g text:anchor-type="paragraph" draw:z-index="0" draw:style-name="gr1"><draw:rect draw:style-name="gr2" draw:text-style-name="P3" svg:width="4.478cm" svg:height="1.235cm" svg:x="0.25cm" svg:y="1.383cm"><text:p/></draw:rect><draw:rect draw:style-name="gr2" draw:text-style-name="P3" svg:width="1.989cm" svg:height="1.241cm" svg:x="4.762cm" svg:y="1.383cm"><text:p/></draw:rect><draw:rect draw:style-name="gr2" draw:text-style-name="P3" svg:width="12.593cm" svg:height="1.23cm" svg:x="6.787cm" svg:y="1.385cm"><text:p/></draw:rect><draw:custom-shape draw:style-name="gr3" draw:text-style-name="P4" svg:width="8.937cm" svg:height="0.75cm" svg:x="0.25cm" svg:y="2.621cm"><text:p><text:span text:style-name="T2">Cedente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3.786cm" svg:height="0.75cm" svg:x="9.186cm" svg:y="2.621cm"><text:p><text:span text:style-name="T2">Agência / Código do Cedente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1.158cm" svg:height="0.75cm" svg:x="12.971cm" svg:y="2.621cm"><text:p><text:span text:style-name="T2">Espécie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1.493cm" svg:height="0.75cm" svg:x="14.128cm" svg:y="2.621cm"><text:p><text:span text:style-name="T2">Quantidade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3.756cm" svg:height="0.75cm" svg:x="15.621cm" svg:y="2.621cm"><text:p><text:span text:style-name="T2">Nosso número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3" draw:text-style-name="P4" svg:width="5.963cm" svg:height="0.75cm" svg:x="0.25cm" svg:y="3.371cm"><text:p><text:span text:style-name="T2">Número do document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3.918cm" svg:height="0.75cm" svg:x="6.212cm" svg:y="3.371cm"><text:p><text:span text:style-name="T2">CPF / CNPJ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4cm" svg:height="0.75cm" svg:x="10.13cm" svg:y="3.371cm"><text:p><text:span text:style-name="T2">Data de Venciment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5.248cm" svg:height="0.75cm" svg:x="14.128cm" svg:y="3.371cm"><text:p><text:span text:style-name="T2">Valor Documento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3" draw:text-style-name="P4" svg:width="4.042cm" svg:height="0.75cm" svg:x="0.25cm" svg:y="4.12cm"><text:p><text:span text:style-name="T2">(-) Descontos / Abatimentos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3.312cm" svg:height="0.75cm" svg:x="4.291cm" svg:y="4.12cm"><text:p><text:span text:style-name="T2">(-) Outras deduções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3.264cm" svg:height="0.75cm" svg:x="7.602cm" svg:y="4.12cm"><text:p><text:span text:style-name="T2">(+) Mora / Multa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3.289cm" svg:height="0.75cm" svg:x="10.84cm" svg:y="4.12cm"><text:p><text:span text:style-name="T2">(+) Outros acréscimos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5.248cm" svg:height="0.75cm" svg:x="14.128cm" svg:y="4.12cm"><text:p><text:span text:style-name="T2">(=) Valor Cobrado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3" draw:text-style-name="P4" svg:width="14.812cm" svg:height="0.75cm" svg:x="0.25cm" svg:y="5.62cm"><text:p><text:span text:style-name="T2">Instruções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4.315cm" svg:height="0.75cm" svg:x="15.065cm" svg:y="5.62cm"><text:p><text:span text:style-name="T2">Autenticação Mecânica</text:span></text:p><draw:enhanced-geometry svg:viewBox="0 0 21600 21600" draw:glue-points="10800 0 0 10800 10800 21600 21600 10800" draw:type="flowchart-process" draw:enhanced-path="M 0 0 L 21600 0 21600 21600 0 21600 0 0 Z N"/></draw:custom-shape><draw:frame draw:style-name="gr4" draw:text-style-name="P6" svg:width="3.123cm" svg:height="0.385cm" svg:x="16.257cm" svg:y="0.949cm"><draw:text-box><text:p text:style-name="P5"><text:span text:style-name="T3">RECIBO DO SACADO</text:span></text:p></draw:text-box></draw:frame><draw:control draw:style-name="gr5" draw:text-style-name="P7" svg:width="8.699cm" svg:height="0.396cm" svg:x="0.411cm" svg:y="2.923cm" draw:control="control1"/><draw:control draw:style-name="gr5" draw:text-style-name="P8" svg:width="3.527cm" svg:height="0.396cm" svg:x="9.327cm" svg:y="2.923cm" draw:control="control2"/><draw:control draw:style-name="gr5" draw:text-style-name="P8" svg:width="0.929cm" svg:height="0.396cm" svg:x="13.119cm" svg:y="2.923cm" draw:control="control3"/><draw:control draw:style-name="gr5" draw:text-style-name="P9" svg:width="4.123cm" svg:height="0.953cm" svg:x="0.455cm" svg:y="1.538cm" draw:control="control4"/><draw:control draw:style-name="gr5" draw:text-style-name="P8" svg:width="1.274cm" svg:height="0.396cm" svg:x="14.269cm" svg:y="2.923cm" draw:control="control5"/><draw:control draw:style-name="gr5" draw:text-style-name="P8" svg:width="3.555cm" svg:height="0.401cm" svg:x="15.742cm" svg:y="2.923cm" draw:control="control6"/><draw:control draw:name="txtNumeroDocumento" draw:style-name="gr5" draw:text-style-name="P7" svg:width="5.696cm" svg:height="0.396cm" svg:x="0.411cm" svg:y="3.672cm" draw:control="control7"/><draw:control draw:name="txtNumeroDocumento" draw:style-name="gr5" draw:text-style-name="P7" svg:width="3.682cm" svg:height="0.396cm" svg:x="6.341cm" svg:y="3.672cm" draw:control="control8"/><draw:control draw:name="txtNumeroDocumento" draw:style-name="gr5" draw:text-style-name="P7" svg:width="3.793cm" svg:height="0.396cm" svg:x="10.258cm" svg:y="3.672cm" draw:control="control9"/><draw:control draw:name="txtNumeroDocumento" draw:style-name="gr5" draw:text-style-name="P7" svg:width="5.024cm" svg:height="0.396cm" svg:x="14.268cm" svg:y="3.672cm" draw:control="control10"/><draw:control draw:name="txtNumeroDocumento" draw:style-name="gr5" draw:text-style-name="P7" svg:width="3.795cm" svg:height="0.396cm" svg:x="0.411cm" svg:y="4.422cm" draw:control="control11"/><draw:control draw:name="txtNumeroDocumento" draw:style-name="gr5" draw:text-style-name="P7" svg:width="3.086cm" svg:height="0.396cm" svg:x="4.42cm" svg:y="4.422cm" draw:control="control12"/><draw:control draw:name="txtNumeroDocumento" draw:style-name="gr5" draw:text-style-name="P7" svg:width="3.049cm" svg:height="0.396cm" svg:x="7.701cm" svg:y="4.422cm" draw:control="control13"/><draw:control draw:name="txtNumeroDocumento" draw:style-name="gr5" draw:text-style-name="P7" svg:width="3.049cm" svg:height="0.396cm" svg:x="10.966cm" svg:y="4.422cm" draw:control="control14"/><draw:control draw:name="txtNumeroDocumento" draw:style-name="gr5" draw:text-style-name="P7" svg:width="5.061cm" svg:height="0.396cm" svg:x="14.231cm" svg:y="4.422cm" draw:control="control15"/><draw:control draw:name="txtNumeroDocumento" draw:style-name="gr5" draw:text-style-name="P7" svg:width="14.537cm" svg:height="0.396cm" svg:x="0.411cm" svg:y="5.921cm" draw:control="control16"/><draw:line draw:style-name="gr6" draw:text-style-name="P3" svg:x1="0.252cm" svg:y1="6.904cm" svg:x2="19.38cm" svg:y2="6.904cm"><text:p/></draw:line><draw:custom-shape draw:style-name="gr3" draw:text-style-name="P4" svg:width="19.128cm" svg:height="2.066cm" svg:x="0.252cm" svg:y="15.335cm"><text:p><text:span text:style-name="T2">Sacado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frame draw:style-name="gr7" draw:text-style-name="P10" svg:width="2.015cm" svg:height="0.267cm" svg:x="17.383cm" svg:y="6.638cm"><draw:text-box><text:p><text:span text:style-name="T4">Corte na linha abaixo</text:span></text:p></draw:text-box></draw:frame><draw:custom-shape draw:style-name="gr3" draw:text-style-name="P4" svg:width="14.579cm" svg:height="0.75cm" svg:x="0.25cm" svg:y="8.592cm"><text:p><text:span text:style-name="T2">Local de pagament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4.552cm" svg:height="0.75cm" svg:x="14.829cm" svg:y="8.592cm"><text:p><text:span text:style-name="T2">Venciment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14.579cm" svg:height="0.75cm" svg:x="0.25cm" svg:y="9.342cm"><text:p><text:span text:style-name="T2">Cedente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4.552cm" svg:height="0.75cm" svg:x="14.829cm" svg:y="9.342cm"><text:p><text:span text:style-name="T2">Agência / Código do Cedente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4.552cm" svg:height="0.75cm" svg:x="14.829cm" svg:y="10.091cm"><text:p><text:span text:style-name="T2">Nosso Númer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4.552cm" svg:height="0.75cm" svg:x="14.829cm" svg:y="10.841cm"><text:p><text:span text:style-name="T2">Valor Document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4.552cm" svg:height="0.75cm" svg:x="14.829cm" svg:y="11.591cm"><text:p><text:span text:style-name="T2">(-) Descontos / Abatimentos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4.552cm" svg:height="0.75cm" svg:x="14.829cm" svg:y="12.34cm"><text:p><text:span text:style-name="T2">(-) Outras deduções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4.552cm" svg:height="0.75cm" svg:x="14.829cm" svg:y="13.09cm"><text:p><text:span text:style-name="T2">(+) Mora / Multa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4.552cm" svg:height="0.75cm" svg:x="14.829cm" svg:y="13.84cm"><text:p><text:span text:style-name="T2">(+) Outros acréscimos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4.552cm" svg:height="0.75cm" svg:x="14.829cm" svg:y="14.589cm"><text:p><text:span text:style-name="T2">(=) Valor Cobrad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2.534cm" svg:height="0.75cm" svg:x="0.25cm" svg:y="10.091cm"><text:p><text:span text:style-name="T2">Data do Document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2.952cm" svg:height="0.75cm" svg:x="2.783cm" svg:y="10.091cm"><text:p><text:span text:style-name="T2">Nº do Document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2.998cm" svg:height="0.75cm" svg:x="5.734cm" svg:y="10.091cm"><text:p><text:span text:style-name="T2">Espécie Doc.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2.095cm" svg:height="0.75cm" svg:x="8.731cm" svg:y="10.091cm"><text:p><text:span text:style-name="T2">Aceite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4.005cm" svg:height="0.75cm" svg:x="10.825cm" svg:y="10.091cm"><text:p><text:span text:style-name="T2">Data Processament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2.534cm" svg:height="0.75cm" svg:x="0.25cm" svg:y="10.841cm"><text:p><text:span text:style-name="T2">Uso do Banc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1.916cm" svg:height="0.75cm" svg:x="2.783cm" svg:y="10.841cm"><text:p><text:span text:style-name="T2">Carteira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2.565cm" svg:height="0.75cm" svg:x="4.699cm" svg:y="10.841cm"><text:p><text:span text:style-name="T2">Espécie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3.562cm" svg:height="0.75cm" svg:x="7.263cm" svg:y="10.841cm"><text:p><text:span text:style-name="T2">Quantidade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4.005cm" svg:height="0.75cm" svg:x="10.825cm" svg:y="10.841cm"><text:p><text:span text:style-name="T2">Valor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14.579cm" svg:height="3.749cm" svg:x="0.25cm" svg:y="11.591cm"><text:p><text:span text:style-name="T2">Instruções (texto de responsabilidade do Cedente)</text:span></text:p><draw:enhanced-geometry svg:viewBox="0 0 21600 21600" draw:glue-points="10800 0 0 10800 10800 21600 21600 10800" draw:type="flowchart-process" draw:enhanced-path="M 0 0 L 21600 0 21600 21600 0 21600 0 0 Z N"/></draw:custom-shape><draw:frame draw:style-name="gr8" draw:text-style-name="P6" svg:width="3.915cm" svg:height="0.373cm" svg:x="15.465cm" svg:y="17.565cm"><draw:text-box><text:p text:style-name="P5"><text:span text:style-name="T3">FICHA DE COMPENSAÇÃO</text:span></text:p></draw:text-box></draw:frame><draw:frame draw:style-name="gr9" draw:text-style-name="P10" svg:width="2.357cm" svg:height="0.332cm" svg:x="12.486cm" svg:y="17.593cm"><draw:text-box><text:p><text:span text:style-name="T4">Autenticação Mecânica</text:span></text:p></draw:text-box></draw:frame><draw:control draw:style-name="gr5" draw:text-style-name="P11" svg:width="1.851cm" svg:height="0.952cm" svg:x="4.834cm" svg:y="1.535cm" draw:control="control17"/><draw:control draw:style-name="gr5" draw:text-style-name="P12" svg:width="12.286cm" svg:height="0.953cm" svg:x="6.939cm" svg:y="1.538cm" draw:control="control18"/><draw:rect draw:style-name="gr2" draw:text-style-name="P3" svg:width="4.478cm" svg:height="1.235cm" svg:x="0.25cm" svg:y="7.352cm"><text:p/></draw:rect><draw:rect draw:style-name="gr2" draw:text-style-name="P3" svg:width="1.989cm" svg:height="1.241cm" svg:x="4.762cm" svg:y="7.352cm"><text:p/></draw:rect><draw:rect draw:style-name="gr2" draw:text-style-name="P3" svg:width="12.593cm" svg:height="1.23cm" svg:x="6.787cm" svg:y="7.354cm"><text:p/></draw:rect><draw:control draw:style-name="gr5" draw:text-style-name="P9" svg:width="4.123cm" svg:height="0.953cm" svg:x="0.455cm" svg:y="7.507cm" draw:control="control19"/><draw:control draw:style-name="gr5" draw:text-style-name="P11" svg:width="1.851cm" svg:height="0.952cm" svg:x="4.834cm" svg:y="7.509cm" draw:control="control20"/><draw:control draw:style-name="gr5" draw:text-style-name="P12" svg:width="12.286cm" svg:height="0.953cm" svg:x="6.939cm" svg:y="7.507cm" draw:control="control21"/><draw:control draw:style-name="gr5" draw:text-style-name="P7" svg:width="14.311cm" svg:height="0.396cm" svg:x="0.411cm" svg:y="8.901cm" draw:control="control22"/><draw:control draw:style-name="gr5" draw:text-style-name="P7" svg:width="14.311cm" svg:height="0.396cm" svg:x="0.411cm" svg:y="9.643cm" draw:control="control23"/><draw:control draw:style-name="gr5" draw:text-style-name="P7" svg:width="4.313cm" svg:height="0.396cm" svg:x="14.94cm" svg:y="8.901cm" draw:control="control24"/><draw:control draw:style-name="gr5" draw:text-style-name="P7" svg:width="4.313cm" svg:height="0.396cm" svg:x="14.94cm" svg:y="9.643cm" draw:control="control25"/><draw:control draw:style-name="gr5" draw:text-style-name="P7" svg:width="4.315cm" svg:height="0.396cm" svg:x="14.957cm" svg:y="11.146cm" draw:control="control26"/><draw:control draw:style-name="gr5" draw:text-style-name="P7" svg:width="4.315cm" svg:height="0.396cm" svg:x="14.957cm" svg:y="10.368cm" draw:control="control27"/><draw:control draw:style-name="gr5" draw:text-style-name="P7" svg:width="4.315cm" svg:height="0.396cm" svg:x="14.957cm" svg:y="11.892cm" draw:control="control28"/><draw:control draw:style-name="gr5" draw:text-style-name="P7" svg:width="4.315cm" svg:height="0.396cm" svg:x="14.957cm" svg:y="12.642cm" draw:control="control29"/><draw:control draw:style-name="gr5" draw:text-style-name="P7" svg:width="4.315cm" svg:height="0.396cm" svg:x="14.957cm" svg:y="13.391cm" draw:control="control30"/><draw:control draw:style-name="gr5" draw:text-style-name="P7" svg:width="4.315cm" svg:height="0.396cm" svg:x="14.957cm" svg:y="14.141cm" draw:control="control31"/><draw:control draw:style-name="gr5" draw:text-style-name="P7" svg:width="2.271cm" svg:height="0.396cm" svg:x="0.411cm" svg:y="10.368cm" draw:control="control32"/><draw:control draw:style-name="gr5" draw:text-style-name="P7" svg:width="2.73cm" svg:height="0.396cm" svg:x="2.91cm" svg:y="10.368cm" draw:control="control33"/><draw:control draw:style-name="gr5" draw:text-style-name="P7" svg:width="2.786cm" svg:height="0.396cm" svg:x="5.856cm" svg:y="10.368cm" draw:control="control34"/><draw:control draw:style-name="gr5" draw:text-style-name="P7" svg:width="1.853cm" svg:height="0.396cm" svg:x="8.877cm" svg:y="10.368cm" draw:control="control35"/><draw:control draw:style-name="gr5" draw:text-style-name="P7" svg:width="3.774cm" svg:height="0.396cm" svg:x="10.966cm" svg:y="10.368cm" draw:control="control36"/><draw:control draw:style-name="gr5" draw:text-style-name="P7" svg:width="2.271cm" svg:height="0.396cm" svg:x="0.411cm" svg:y="11.146cm" draw:control="control37"/><draw:control draw:style-name="gr5" draw:text-style-name="P7" svg:width="1.692cm" svg:height="0.401cm" svg:x="2.905cm" svg:y="11.146cm" draw:control="control38"/><draw:control draw:style-name="gr5" draw:text-style-name="P7" svg:width="2.304cm" svg:height="0.401cm" svg:x="4.847cm" svg:y="11.146cm" draw:control="control39"/><draw:control draw:style-name="gr5" draw:text-style-name="P7" svg:width="3.301cm" svg:height="0.401cm" svg:x="7.434cm" svg:y="11.146cm" draw:control="control40"/><draw:control draw:style-name="gr5" draw:text-style-name="P7" svg:width="3.793cm" svg:height="0.401cm" svg:x="10.966cm" svg:y="11.146cm" draw:control="control41"/><draw:control draw:style-name="gr5" draw:text-style-name="P7" svg:width="4.315cm" svg:height="0.396cm" svg:x="14.957cm" svg:y="14.908cm" draw:control="control42"/><draw:control draw:style-name="gr5" draw:text-style-name="P13" svg:width="18.864cm" svg:height="0.401cm" svg:x="0.411cm" svg:y="15.655cm" draw:control="control43"/><draw:control draw:style-name="gr5" draw:text-style-name="P9" svg:width="10.891cm" svg:height="1.301cm" svg:x="0.252cm" svg:y="17.591cm" draw:control="control44"/><draw:custom-shape draw:style-name="gr3" draw:text-style-name="P4" svg:width="19.134cm" svg:height="0.75cm" svg:x="0.25cm" svg:y="4.87cm"><text:p><text:span text:style-name="T2">Sacado</text:span></text:p><draw:enhanced-geometry svg:viewBox="0 0 21600 21600" draw:glue-points="10800 0 0 10800 10800 21600 21600 10800" draw:type="flowchart-process" draw:enhanced-path="M 0 0 L 21600 0 21600 21600 0 21600 0 0 Z N"/></draw:custom-shape><draw:control draw:name="txtNumeroDocumento" draw:style-name="gr5" draw:text-style-name="P7" svg:width="18.834cm" svg:height="0.396cm" svg:x="0.411cm" svg:y="5.172cm" draw:control="control45"/><draw:control draw:name="txtNumeroDocumento" draw:style-name="gr5" draw:text-style-name="P7" svg:width="14.292cm" svg:height="0.396cm" svg:x="0.409cm" svg:y="11.922cm" draw:control="control46"/><draw:control draw:name="txtNumeroDocumento" draw:style-name="gr5" draw:text-style-name="P7" svg:width="14.292cm" svg:height="0.396cm" svg:x="0.409cm" svg:y="12.34cm" draw:control="control47"/><draw:control draw:name="txtNumeroDocumento" draw:style-name="gr5" draw:text-style-name="P7" svg:width="14.292cm" svg:height="0.396cm" svg:x="0.409cm" svg:y="12.758cm" draw:control="control48"/><draw:control draw:name="txtNumeroDocumento" draw:style-name="gr5" draw:text-style-name="P7" svg:width="14.292cm" svg:height="0.396cm" svg:x="0.409cm" svg:y="13.176cm" draw:control="control49"/><draw:control draw:name="txtNumeroDocumento" draw:style-name="gr5" draw:text-style-name="P7" svg:width="14.292cm" svg:height="0.396cm" svg:x="0.409cm" svg:y="13.612cm" draw:control="control50"/><draw:control draw:name="txtNumeroDocumento" draw:style-name="gr5" draw:text-style-name="P7" svg:width="14.292cm" svg:height="0.396cm" svg:x="0.409cm" svg:y="14.03cm" draw:control="control51"/><draw:control draw:name="txtNumeroDocumento" draw:style-name="gr5" draw:text-style-name="P7" svg:width="14.292cm" svg:height="0.396cm" svg:x="0.409cm" svg:y="14.448cm" draw:control="control52"/><draw:control draw:name="txtNumeroDocumento" draw:style-name="gr5" draw:text-style-name="P7" svg:width="14.292cm" svg:height="0.396cm" svg:x="0.409cm" svg:y="14.878cm" draw:control="control53"/><draw:control draw:style-name="gr5" draw:text-style-name="P13" svg:width="18.864cm" svg:height="0.401cm" svg:x="0.411cm" svg:y="16.081cm" draw:control="control54"/><draw:control draw:style-name="gr5" draw:text-style-name="P13" svg:width="18.864cm" svg:height="0.401cm" svg:x="0.411cm" svg:y="16.499cm" draw:control="control55"/></draw:g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Arial2" svg:font-family="Arial" style:font-adornments="Negrito" style:font-family-generic="swiss"/>
    <style:font-face style:name="Arial1" svg:font-family="Arial" style:font-adornments="Norm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8cm" style:type="center"/>
          <style:tab-stop style:position="19.6cm" style:type="right"/>
        </style:tab-stops>
      </style:paragraph-properties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color="#b3b3b3" style:font-name="Arial" fo:font-size="7pt" style:font-size-asian="7pt" style:font-size-complex="7pt"/>
    </style:style>
    <style:style style:name="MT1" style:family="text">
      <style:text-properties fo:font-weight="bold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0.7cm" fo:margin-bottom="0.7cm" fo:margin-left="0.7cm" fo:margin-right="0.7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Gerado por <text:span text:style-name="MT1">Bopepo</text:span> – http://www.jrimum.org/bopepo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BrOffice.org/3.2$Win32 OpenOffice.org_project/320m12$Build-9483</meta:generator>
    <meta:initial-creator>Misael Queiroz</meta:initial-creator>
    <meta:creation-date>2008-01-18T19:37:11</meta:creation-date>
    <dc:creator>Gilmar  P.S.L.</dc:creator>
    <dc:date>2010-08-02T00:48:04.15</dc:date>
    <meta:editing-cycles>110</meta:editing-cycles>
    <meta:editing-duration>PT08H18M33S</meta:editing-duration>
    <dc:description>http://www.jrimum.org/bopepo</dc:description>
    <meta:keyword>Boleto</meta:keyword>
    <meta:keyword>JRimum</meta:keyword>
    <meta:keyword>Bopepo</meta:keyword>
    <dc:subject>Boleto</dc:subject>
    <dc:title>Boleto padrão JRimum-Bopepo</dc:title>
    <meta:document-statistic meta:table-count="0" meta:image-count="0" meta:object-count="0" meta:page-count="1" meta:paragraph-count="1" meta:word-count="5" meta:character-count="48"/>
    <meta:user-defined meta:name="Info 1"/>
    <meta:user-defined meta:name="Info 2"/>
    <meta:user-defined meta:name="Info 3"/>
    <meta:user-defined meta:name="Info 4"/>
  </office:meta>
</office:document-meta>
</file>